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5eb91e" draw:fill-color="#ff0000" draw:opacity="50%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draw:stroke="none" svg:stroke-color="#5eb91e" draw:fill-color="#800080" draw:opacity="50%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draw:stroke="none" svg:stroke-color="#5eb91e" draw:fill-color="#bf0041" draw:opacity="50%" draw:textarea-horizontal-align="justify" draw:textarea-vertical-align="middle" draw:auto-grow-height="false" fo:min-height="0.021cm" fo:min-width="0cm"/>
    </style:style>
    <style:style style:name="gr5" style:family="graphic" style:parent-style-name="standard">
      <style:graphic-properties draw:stroke="none" svg:stroke-color="#5eb91e" draw:fill-color="#2a6099" draw:opacity="50%" draw:textarea-horizontal-align="justify" draw:textarea-vertical-align="middle" draw:auto-grow-height="false" fo:min-height="0.021cm" fo:min-width="0cm"/>
    </style:style>
    <style:style style:name="gr6" style:family="graphic" style:parent-style-name="standard">
      <style:graphic-properties draw:stroke="none" svg:stroke-color="#5eb91e" draw:fill-color="#b2b2b2" draw:opacity="50%" draw:textarea-horizontal-align="justify" draw:textarea-vertical-align="middle" draw:auto-grow-height="false" fo:min-height="0.021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ff0000" draw:opacity="50%"/>
      <style:paragraph-properties fo:text-align="center"/>
    </style:style>
    <style:style style:name="P3" style:family="paragraph">
      <loext:graphic-properties draw:fill-color="#800080" draw:opacity="50%"/>
      <style:paragraph-properties fo:text-align="center"/>
    </style:style>
    <style:style style:name="P4" style:family="paragraph">
      <loext:graphic-properties draw:fill-color="#bf0041" draw:opacity="50%"/>
      <style:paragraph-properties fo:text-align="center"/>
    </style:style>
    <style:style style:name="P5" style:family="paragraph">
      <loext:graphic-properties draw:fill-color="#2a6099" draw:opacity="50%"/>
      <style:paragraph-properties fo:text-align="center"/>
    </style:style>
    <style:style style:name="P6" style:family="paragraph">
      <loext:graphic-properties draw:fill-color="#b2b2b2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94cm" svg:y1="7.846cm" svg:x2="4.194cm" svg:y2="21.181cm">
          <text:p/>
        </draw:line>
        <draw:line draw:style-name="gr1" draw:text-style-name="P1" draw:layer="layout" svg:x1="1.867cm" svg:y1="19.054cm" svg:x2="15.605cm" svg:y2="19.054cm">
          <text:p/>
        </draw:line>
        <draw:custom-shape draw:style-name="gr2" draw:text-style-name="P2" draw:layer="layout" svg:width="0.381cm" svg:height="0.381cm" svg:x="5.826cm" svg:y="18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826cm" svg:y="17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226cm" svg:y="17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434cm" svg:y="1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026cm" svg:y="17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334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734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534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934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4cm" svg:y="1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34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334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34cm" svg:y="1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5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34cm" svg:y="1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534cm" svg:y="1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4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026cm" svg:y="14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26cm" svg:y="1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83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26cm" svg:y="1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834cm" svg:y="1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534cm" svg:y="18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4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4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4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234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4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4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26cm" svg:y="12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026cm" svg:y="1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426cm" svg:y="12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53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4cm" svg:y="1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4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1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835cm" svg:y="1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5cm" svg:y="1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2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27cm" svg:y="11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235cm" svg:y="1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81cm" svg:height="0.381cm" svg:x="10.527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73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13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835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2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4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73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0.736cm" svg:y="10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93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534cm" svg:y="1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35cm" svg:y="1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235cm" svg:y="1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35cm" svg:y="10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135cm" svg:y="10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27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35cm" svg:y="1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927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13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53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235cm" svg:y="9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6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8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13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136cm" svg:y="10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827cm" svg:y="9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735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43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335cm" svg:y="11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5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335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336cm" svg:y="9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27cm" svg:y="9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35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034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634cm" svg:y="1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135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635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035cm" svg:y="9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535cm" svg:y="9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5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027cm" svg:y="1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5cm" svg:y="9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53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735cm" svg:y="10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035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635cm" svg:y="9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635cm" svg:y="10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135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135cm" svg:y="10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28cm" svg:y="11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536cm" svg:y="1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528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436cm" svg:y="11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136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36cm" svg:y="12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6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7cm" svg:y="1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428cm" svg:y="1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37cm" svg:y="12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027cm" svg:y="13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235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335cm" svg:y="11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735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935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236cm" svg:y="12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134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734cm" svg:y="1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5cm" svg:y="1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735cm" svg:y="1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735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5cm" svg:y="1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5cm" svg:y="1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34cm" svg:y="11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34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4cm" svg:y="1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53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935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35cm" svg:y="8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335cm" svg:y="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5cm" svg:y="8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9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93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5cm" svg:y="8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6cm" svg:y="9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236cm" svg:y="10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6cm" svg:y="10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36cm" svg:y="1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736cm" svg:y="9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527cm" svg:y="1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935cm" svg:y="1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136cm" svg:y="1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6cm" svg:y="1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36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336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36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3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237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435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435cm" svg:y="1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636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236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36cm" svg:y="14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137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737cm" svg:y="1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736cm" svg:y="14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935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136cm" svg:y="1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6cm" svg:y="1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736cm" svg:y="1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36cm" svg:y="1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637cm" svg:y="1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4.435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136cm" svg:y="1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63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935cm" svg:y="15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936cm" svg:y="16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437cm" svg:y="1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235cm" svg:y="16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537cm" svg:y="1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737cm" svg:y="1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434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237cm" svg:y="10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35cm" svg:y="14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27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535cm" svg:y="15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127cm" svg:y="1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535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035cm" svg:y="12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735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35cm" svg:y="1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335cm" svg:y="1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5cm" svg:y="1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636cm" svg:y="14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336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628cm" svg:y="15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836cm" svg:y="15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637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29cm" svg:y="1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137cm" svg:y="1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234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134cm" svg:y="9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234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727cm" svg:y="1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627cm" svg:y="9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535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935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335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135cm" svg:y="1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1.036cm" svg:y="11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737cm" svg:y="1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237cm" svg:y="1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634cm" svg:y="1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634cm" svg:y="14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834cm" svg:y="14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634cm" svg:y="13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626cm" svg:y="1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026cm" svg:y="1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34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426cm" svg:y="1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4cm" svg:y="12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534cm" svg:y="11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234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4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834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34cm" svg:y="1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335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835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23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735cm" svg:y="1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227cm" svg:y="10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27cm" svg:y="1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235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527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735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5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835cm" svg:y="10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435cm" svg:y="10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735cm" svg:y="9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736cm" svg:y="10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35cm" svg:y="1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27cm" svg:y="14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27cm" svg:y="1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071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035cm" svg:y="1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735cm" svg:y="14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35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335cm" svg:y="14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5cm" svg:y="13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6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628cm" svg:y="1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836cm" svg:y="1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4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4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4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27cm" svg:y="10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627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535cm" svg:y="12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935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335cm" svg:y="13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35cm" svg:y="12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036cm" svg:y="12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234cm" svg:y="1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434cm" svg:y="1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73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727cm" svg:y="1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727cm" svg:y="17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135cm" svg:y="16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335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735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935cm" svg:y="15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236cm" svg:y="16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228cm" svg:y="1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436cm" svg:y="1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834cm" svg:y="1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335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327cm" svg:y="17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727cm" svg:y="1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735cm" svg:y="18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935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335cm" svg:y="1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535cm" svg:y="1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836cm" svg:y="17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6.628cm" svg:y="1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6.836cm" svg:y="1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328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135cm" svg:y="18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535cm" svg:y="18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6.235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6.935cm" svg:y="18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135cm" svg:y="1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5.036cm" svg:y="1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172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172cm" svg:y="14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572cm" svg:y="1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8.734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36cm" svg:y="14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28cm" svg:y="1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36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928cm" svg:y="1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6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536cm" svg:y="12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6cm" svg:y="1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636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836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6cm" svg:y="12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7cm" svg:y="1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635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535cm" svg:y="1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635cm" svg:y="14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128cm" svg:y="1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028cm" svg:y="1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936cm" svg:y="1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736cm" svg:y="1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437cm" svg:y="1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235cm" svg:y="1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536cm" svg:y="1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528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928cm" svg:y="18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037cm" svg:y="17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837cm" svg:y="1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0.036cm" svg:y="1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137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429cm" svg:y="1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7cm" svg:y="16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36cm" svg:y="16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337cm" svg:y="16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537cm" svg:y="15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938cm" svg:y="1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7cm" svg:y="1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29cm" svg:y="1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237cm" svg:y="1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29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37cm" svg:y="17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13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8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237cm" svg:y="1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437cm" svg:y="1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37cm" svg:y="1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38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236cm" svg:y="1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136cm" svg:y="1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236cm" svg:y="16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729cm" svg:y="1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629cm" svg:y="16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37cm" svg:y="17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37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438cm" svg:y="15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437cm" svg:y="17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729cm" svg:y="17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937cm" svg:y="17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937cm" svg:y="15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837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238cm" svg:y="17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438cm" svg:y="15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338cm" svg:y="17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337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037cm" svg:y="1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437cm" svg:y="12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937cm" svg:y="11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938cm" svg:y="12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436cm" svg:y="1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336cm" svg:y="12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436cm" svg:y="1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129cm" svg:y="14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629cm" svg:y="15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135cm" svg:y="9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835cm" svg:y="1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435cm" svg:y="12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35cm" svg:y="9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33cm" svg:y="1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23cm" svg:y="10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636cm" svg:y="1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438cm" svg:y="14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038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9.029cm" svg:y="1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229cm" svg:y="18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1.638cm" svg:y="1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138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638cm" svg:y="1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138cm" svg:y="17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438cm" svg:y="18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739cm" svg:y="1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239cm" svg:y="17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639cm" svg:y="17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4.039cm" svg:y="1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835cm" svg:y="9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2.4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835cm" svg:y="9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13.435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63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1.63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9.836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036cm" svg:y="9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37cm" svg:y="8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6.937cm" svg:y="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437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438cm" svg:y="8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738cm" svg:y="9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12T14:49:27.047245225</meta:creation-date>
    <dc:date>2020-03-12T14:56:26.707752914</dc:date>
    <meta:editing-duration>PT7M</meta:editing-duration>
    <meta:editing-cycles>1</meta:editing-cycles>
    <meta:document-statistic meta:object-count="396"/>
    <meta:generator>LibreOffice/6.4.1.2$Linux_X86_64 LibreOffice_project/e1ad903d8acbc5f5b474f1d8ec3defef24b8c46b</meta:generator>
  </office:meta>
</office:document-meta>
</file>